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04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9" style:family="graphic" style:parent-style-name="standard">
      <style:graphic-properties draw:stroke="none" svg:stroke-color="#000000" draw:fill="none" draw:fill-color="#ffffff" fo:min-height="1.05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2.931cm" svg:y="2.6cm">
          <draw:text-box>
            <text:p>x[i]</text:p>
          </draw:text-box>
        </draw:frame>
        <draw:frame draw:style-name="gr2" draw:text-style-name="P1" draw:layer="layout" svg:width="1.5cm" svg:height="1.05cm" svg:x="18.1cm" svg:y="2.45cm">
          <draw:text-box>
            <text:p>y[i]</text:p>
          </draw:text-box>
        </draw:frame>
        <draw:line draw:style-name="gr3" draw:text-style-name="P2" draw:layer="layout" svg:x1="2.9cm" svg:y1="3.7cm" svg:x2="5.2cm" svg:y2="3.7cm">
          <text:p/>
        </draw:line>
        <draw:custom-shape draw:style-name="gr4" draw:text-style-name="P2" draw:layer="layout" svg:width="12.7cm" svg:height="17.3cm" svg:x="4.1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4cm" svg:y1="3.6cm" svg:x2="16.7cm" svg:y2="3.7cm">
          <text:p/>
        </draw:line>
        <draw:line draw:style-name="gr3" draw:text-style-name="P2" draw:layer="layout" svg:x1="13.6cm" svg:y1="7cm" svg:x2="13.6cm" svg:y2="8.8cm">
          <text:p/>
        </draw:line>
        <draw:custom-shape draw:style-name="gr5" draw:text-style-name="P2" draw:layer="layout" svg:width="1.6cm" svg:height="1.5cm" svg:x="12.8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2.9cm" svg:y="8.8cm">
          <text:p text:style-name="P3">z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2.8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6cm" svg:y1="10.3cm" svg:x2="13.6cm" svg:y2="12.1cm">
          <text:p/>
        </draw:line>
        <draw:line draw:style-name="gr3" draw:text-style-name="P2" draw:layer="layout" svg:x1="13.45cm" svg:y1="3.699cm" svg:x2="13.45cm" svg:y2="5.499cm">
          <text:p/>
        </draw:line>
        <draw:line draw:style-name="gr3" draw:text-style-name="P2" draw:layer="layout" svg:x1="13.55cm" svg:y1="14.699cm" svg:x2="13.55cm" svg:y2="16.499cm">
          <text:p/>
        </draw:line>
        <draw:frame draw:style-name="gr6" draw:text-style-name="P1" draw:layer="layout" svg:width="4.05cm" svg:height="2.297cm" svg:x="13.15cm" svg:y="12.3cm">
          <draw:text-box>
            <text:p>・</text:p>
            <text:p>・</text:p>
            <text:p>・</text:p>
          </draw:text-box>
        </draw:frame>
        <draw:custom-shape draw:style-name="gr7" draw:text-style-name="P2" draw:layer="layout" svg:width="1.2cm" svg:height="1.2cm" svg:x="5.2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01cm" svg:height="2.202cm" draw:transform="rotate (1.5707963267949) translate (7.5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9cm" svg:y1="6.3cm" svg:x2="9.7cm" svg:y2="6.3cm">
          <text:p/>
        </draw:line>
        <draw:custom-shape draw:style-name="gr8" draw:text-style-name="P2" draw:layer="layout" svg:width="2.201cm" svg:height="2.202cm" draw:transform="rotate (1.5707963267949) translate (7.5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9cm" svg:y1="9.7cm" svg:x2="9.7cm" svg:y2="9.7cm">
          <text:p/>
        </draw:line>
        <draw:custom-shape draw:style-name="gr8" draw:text-style-name="P2" draw:layer="layout" svg:width="2.201cm" svg:height="2.202cm" draw:transform="rotate (1.5707963267949) translate (7.5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9cm" svg:y1="17.3cm" svg:x2="9.7cm" svg:y2="17.3cm">
          <text:p/>
        </draw:line>
        <draw:frame draw:style-name="gr9" draw:text-style-name="P1" draw:layer="layout" svg:width="2.252cm" svg:height="1.306cm" svg:x="8.1cm" svg:y="5.894cm">
          <draw:text-box>
            <text:p>a[1]</text:p>
          </draw:text-box>
        </draw:frame>
        <draw:frame draw:style-name="gr9" draw:text-style-name="P1" draw:layer="layout" svg:width="2.252cm" svg:height="1.306cm" svg:x="8.1cm" svg:y="9.294cm">
          <draw:text-box>
            <text:p>a[2]</text:p>
          </draw:text-box>
        </draw:frame>
        <draw:frame draw:style-name="gr9" draw:text-style-name="P1" draw:layer="layout" svg:width="2.252cm" svg:height="1.306cm" svg:x="8.1cm" svg:y="16.894cm">
          <draw:text-box>
            <text:p>a[L]</text:p>
          </draw:text-box>
        </draw:frame>
        <draw:line draw:style-name="gr3" draw:text-style-name="P2" draw:layer="layout" svg:x1="7.5cm" svg:y1="6.2cm" svg:x2="6.2cm" svg:y2="4.1cm">
          <text:p/>
        </draw:line>
        <draw:line draw:style-name="gr3" draw:text-style-name="P2" draw:layer="layout" svg:x1="7.5cm" svg:y1="9.7cm" svg:x2="5.7cm" svg:y2="4.1cm">
          <text:p/>
        </draw:line>
        <draw:line draw:style-name="gr3" draw:text-style-name="P2" draw:layer="layout" svg:x1="7.5cm" svg:y1="17.3cm" svg:x2="5.4cm" svg:y2="4cm">
          <text:p/>
        </draw:line>
        <draw:line draw:style-name="gr3" draw:text-style-name="P2" draw:layer="layout" svg:x1="16.9cm" svg:y1="3.7cm" svg:x2="19.2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2T20:05:13.209761842</dc:date>
    <meta:editing-duration>PT25M27S</meta:editing-duration>
    <meta:editing-cycles>15</meta:editing-cycles>
    <meta:generator>LibreOffice/5.1.6.2$Linux_X86_64 LibreOffice_project/10m0$Build-2</meta:generator>
    <meta:document-statistic meta:object-count="27"/>
  </office:meta>
</office:document-meta>
</file>